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8-31_00-18-38_000.jpg</text:p>
          </table:table-cell>
          <table:table-cell office:value-type="string">
            <text:p>:m Other / やること / 寝る前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8-30_21-59-25_000.jpg</text:p>
          </table:table-cell>
          <table:table-cell office:value-type="string">
            <text:p>:m 部屋の温度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8-30_20-44-50_000.jpg</text:p>
          </table:table-cell>
          <table:table-cell office:value-type="string">
            <text:p>:bookmemo / ページのコピー / 『ハタヨーガ』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8-30_20-44-43_000.jpg</text:p>
          </table:table-cell>
          <table:table-cell office:value-type="string">
            <text:p>:bookmemo / ページのコピー / 『ハタヨーガ』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8-30_20-44-38_000.jpg</text:p>
          </table:table-cell>
          <table:table-cell office:value-type="string">
            <text:p>:bookmemo / ページのコピー / 『ハタヨーガ』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8-30_20-44-34_000.jpg</text:p>
          </table:table-cell>
          <table:table-cell office:value-type="string">
            <text:p>:bookmemo / ページのコピー / 『ハタヨーガ』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8-30_20-44-19_000.jpg</text:p>
          </table:table-cell>
          <table:table-cell office:value-type="string">
            <text:p>:bookmemo / ページのコピー / 『ハタヨーガ』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8-30_19-50-08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8-30_18-41-25_000.jpg</text:p>
          </table:table-cell>
          <table:table-cell office:value-type="string">
            <text:p>:m 1-2*2 RES / 245 178*7#1 / 『行動経済学』　友野典男 / p.140 参照点依存性　無差別曲線　損失回避性　保有効果　現状維持バイアス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8-30_17-53-22_000.jpg</text:p>
          </table:table-cell>
          <table:table-cell office:value-type="string">
            <text:p>:m art / dessin / data.町並み@溝の口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8-30_17-52-59_000.jpg</text:p>
          </table:table-cell>
          <table:table-cell office:value-type="string">
            <text:p>:m art / dessin / des.町並み@溝の口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8-30_16-59-20_000.jpg</text:p>
          </table:table-cell>
          <table:table-cell office:value-type="string">
            <text:p>:m 部屋の温度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8-30_16-20-26_000.jpg</text:p>
          </table:table-cell>
          <table:table-cell office:value-type="string">
            <text:p>:m 1-2*2 RES / 245 159*23#1 / 『やさしい位相幾何学の話』 / p.107 THEOREM.125 THEOREM.126 exm.127 exm.128 THEOREM PROPO ホモトピー同値不変量　THEOREM.129 THEOREM.130 exm.1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8-30_13-39-02_000.jpg</text:p>
          </table:table-cell>
          <table:table-cell office:value-type="string">
            <text:p>:m コレポン　 / au 携帯　スマホ / SPOT CUBE 不具合　WiFi　ログインできない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8-30_13-20-33_000.jpg</text:p>
          </table:table-cell>
          <table:table-cell office:value-type="string">
            <text:p>:m 記録 / 髪の毛　丸刈り / 状況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8-30_09-11-34_000.jpg</text:p>
          </table:table-cell>
          <table:table-cell office:value-type="string">
            <text:p>:m 部屋の温度 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8-30_07-33-28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2017/08/31</text:date>, <text:time>06:38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06:38:29.99</dc:date>
    <dc:creator>岩淵 謙</dc:creator>
    <meta:generator>OpenOffice/4.1.3$Win32 OpenOffice.org_project/413m1$Build-9783</meta:generator>
    <meta:editing-duration>PT14M48S</meta:editing-duration>
    <meta:editing-cycles>9</meta:editing-cycles>
    <meta:document-statistic meta:table-count="1" meta:cell-count="54" meta:object-count="0"/>
  </office:meta>
</office:document-meta>
</file>